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Bold" svg:font-family="Times-Bold" style:font-family-generic="roman"/>
    <style:font-face style:name="Times-Roman" svg:font-family="Times-Roman" style:font-family-generic="roman"/>
    <style:font-face style:name="Arial Black" svg:font-family="'Arial Black'" style:font-pitch="variable"/>
    <style:font-face style:name="YuMincho" svg:font-family="YuMincho" style:font-pitch="variable"/>
    <style:font-face style:name="Liberation Sans" svg:font-family="'Liberation Sans'" style:font-family-generic="swiss" style:font-pitch="variable"/>
    <style:font-face style:name="YuGothic" svg:font-family="YuGothic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2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169.77mm"/>
    </style:style>
    <style:style style:name="co8" style:family="table-column">
      <style:table-column-properties fo:break-before="auto" style:column-width="18.8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25.12mm"/>
    </style:style>
    <style:style style:name="co11" style:family="table-column">
      <style:table-column-properties fo:break-before="auto" style:column-width="158.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11.27mm" fo:break-before="auto" style:use-optimal-row-height="false"/>
    </style:style>
    <style:style style:name="ro3" style:family="table-row">
      <style:table-row-properties style:row-height="8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YuGothic" style:font-name-asian="YuGothic"/>
    </style:style>
    <style:style style:name="ce2" style:family="table-cell" style:parent-style-name="Default">
      <style:table-cell-properties fo:background-color="#4b1f6f" style:text-align-source="fix" style:repeat-content="false" fo:border="0.74pt solid #000000" style:vertical-align="middle"/>
      <style:paragraph-properties fo:text-align="end" fo:margin-left="0mm"/>
      <style:text-properties style:font-name="YuGothic" fo:font-size="12pt" style:font-name-asian="YuGothic" style:font-size-asian="12pt" style:font-size-complex="12pt"/>
    </style:style>
    <style:style style:name="ce3" style:family="table-cell" style:parent-style-name="colomn_5f_header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colomn_5f_header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4b1f6f" style:text-align-source="fix" style:repeat-content="false" fo:border="0.74pt solid #000000" style:vertical-align="middle"/>
      <style:paragraph-properties fo:text-align="center" fo:margin-left="0mm"/>
      <style:text-properties style:font-name="YuGothic" fo:font-size="12pt" style:font-name-asian="YuGothic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YuGothic" style:font-name-asian="YuGothic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YuGothic" style:font-name-asian="YuGothic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YuGothic" style:font-name-asian="YuGothic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mm"/>
      <style:text-properties style:font-name="YuGothic" style:font-name-asian="YuGothic"/>
    </style:style>
    <style:style style:name="ce36" style:family="table-cell" style:parent-style-name="Default">
      <style:table-cell-properties fo:border-bottom="0.06pt solid #6d6d6d" style:text-align-source="fix" style:repeat-content="false" fo:background-color="transparent" fo:border-left="none" fo:border-right="none" fo:border-top="none" style:vertical-align="top"/>
      <style:paragraph-properties fo:text-align="start" fo:margin-left="0mm"/>
      <style:text-properties fo:color="#1c1c1c" style:text-outline="false" style:text-line-through-style="none" style:text-line-through-type="none" style:font-name="Arial Black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8pt" style:language-asian="none" style:country-asian="none" style:font-style-asian="normal" style:font-weight-asian="bold" style:font-name-complex="Times-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6d6d6d" fo:background-color="#6d6d6d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6d6d6d" fo:background-color="#6b0001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6d6d6d" fo:background-color="#0f7001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6d6d6d" fo:background-color="#00006d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6d6d6d" fo:background-color="#6d6f03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6d6d6d" fo:background-color="#6b006d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6d6d6d" fo:background-color="#0e6e6d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order-bottom="0.06pt solid #6d6d6d" fo:background-color="transparent" fo:border-left="none" fo:border-right="none" fo:border-top="none" style:vertical-align="middle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6d6d6d" fo:border-left="0.06pt solid #6d6d6d" fo:border-right="0.99pt solid #6d6d6d" fo:border-top="0.06pt solid #6d6d6d" style:vertical-align="middle"/>
      <style:text-properties fo:color="#000000" style:text-outline="false" style:text-line-through-style="none" style:text-line-through-type="none" style:font-name="YuMinch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YuMincho" style:font-size-asian="16pt" style:language-asian="none" style:country-asian="none" style:font-style-asian="normal" style:font-weight-asian="normal" style:font-name-complex="Times-Roman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style:font-name="YuMincho" fo:font-weight="normal" style:font-name-asian="YuMincho" style:font-weight-asian="normal" style:font-weight-complex="normal"/>
    </style:style>
    <style:style style:name="ce23" style:family="table-cell" style:parent-style-name="Default">
      <style:table-cell-properties fo:border-bottom="0.06pt solid #6d6d6d" fo:background-color="#6d6d6d" style:text-align-source="fix" style:repeat-content="false" fo:border-left="0.06pt solid #6d6d6d" fo:border-right="0.99pt solid #6d6d6d" fo:border-top="0.06pt solid #6d6d6d" style:vertical-align="middle"/>
      <style:paragraph-properties fo:text-align="start" fo:margin-left="0mm"/>
      <style:text-properties fo:color="#ffffff" style:text-outline="false" style:text-line-through-style="none" style:text-line-through-type="none" style:font-name="Times-Bold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6pt" style:language-asian="none" style:country-asian="none" style:font-style-asian="normal" style:font-weight-asian="bold" style:font-name-complex="Times-Bold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0.06pt solid #6d6d6d" fo:background-color="#6d6d6d" style:text-align-source="fix" style:repeat-content="false" fo:border-left="0.06pt solid #6d6d6d" fo:border-right="0.99pt solid #6d6d6d" fo:border-top="0.06pt solid #6d6d6d" style:vertical-align="middle"/>
      <style:paragraph-properties fo:text-align="center" fo:margin-left="0mm"/>
      <style:text-properties fo:color="#ffffff" style:text-outline="false" style:text-line-through-style="none" style:text-line-through-type="none" style:font-name="YuMinch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YuMincho" style:font-size-asian="16pt" style:language-asian="none" style:country-asian="none" style:font-style-asian="normal" style:font-weight-asian="normal" style:font-name-complex="Times-Bold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6d6d6d" fo:background-color="#6d6d6d" fo:border-left="0.06pt solid #6d6d6d" fo:border-right="0.99pt solid #6d6d6d" fo:border-top="0.06pt solid #6d6d6d" style:vertical-align="middle"/>
      <style:text-properties fo:color="#ffffff" style:text-outline="false" style:text-line-through-style="none" style:text-line-through-type="none" style:font-name="YuMinch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YuMincho" style:font-size-asian="16pt" style:language-asian="none" style:country-asian="none" style:font-style-asian="normal" style:font-weight-asian="normal" style:font-name-complex="Times-Bold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パラメータ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6"/>
        <table:table-column table:style-name="co4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row_5f_header" office:value-type="string" calcext:value-type="string">
            <text:p>HUMAN</text:p>
          </table:table-cell>
          <table:table-cell table:style-name="row_5f_header" office:value-type="string" calcext:value-type="string">
            <text:p>ELF</text:p>
          </table:table-cell>
          <table:table-cell table:style-name="row_5f_header" office:value-type="string" calcext:value-type="string">
            <text:p>DWARF</text:p>
          </table:table-cell>
          <table:table-cell table:style-name="row_5f_header" office:value-type="string" calcext:value-type="string">
            <text:p>GNOME</text:p>
          </table:table-cell>
          <table:table-cell table:style-name="row_5f_header" office:value-type="string" calcext:value-type="string">
            <text:p>HOBBI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row_5f_header" office:value-type="string" calcext:value-type="string">
            <text:p>人間</text:p>
          </table:table-cell>
          <table:table-cell table:style-name="row_5f_header" office:value-type="string" calcext:value-type="string">
            <text:p>エルフ</text:p>
          </table:table-cell>
          <table:table-cell table:style-name="row_5f_header" office:value-type="string" calcext:value-type="string">
            <text:p>ドワーフ</text:p>
          </table:table-cell>
          <table:table-cell table:style-name="row_5f_header" office:value-type="string" calcext:value-type="string">
            <text:p>ノーム</text:p>
          </table:table-cell>
          <table:table-cell table:style-name="row_5f_header" office:value-type="string" calcext:value-type="string">
            <text:p>ホビット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table:style-name="ce4" office:value-type="string" calcext:value-type="string">
            <text:p>力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.Q</text:p>
          </table:table-cell>
          <table:table-cell table:style-name="ce5" office:value-type="string" calcext:value-type="string">
            <text:p>知恵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ETY</text:p>
          </table:table-cell>
          <table:table-cell table:style-name="ce5" office:value-type="string" calcext:value-type="string">
            <text:p>信仰心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TALITY</text:p>
          </table:table-cell>
          <table:table-cell table:style-name="ce5" office:value-type="string" calcext:value-type="string">
            <text:p>生命力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ILITY</text:p>
          </table:table-cell>
          <table:table-cell table:style-name="ce5" office:value-type="string" calcext:value-type="string">
            <text:p>素早さ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CK</text:p>
          </table:table-cell>
          <table:table-cell table:style-name="ce5" office:value-type="string" calcext:value-type="string">
            <text:p>運の強さ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row_5f_header" office:value-type="string" calcext:value-type="string">
            <text:p>FIGHTER</text:p>
          </table:table-cell>
          <table:table-cell table:style-name="row_5f_header" office:value-type="string" calcext:value-type="string">
            <text:p>MAGE</text:p>
          </table:table-cell>
          <table:table-cell table:style-name="row_5f_header" office:value-type="string" calcext:value-type="string">
            <text:p>PRIEST</text:p>
          </table:table-cell>
          <table:table-cell table:style-name="row_5f_header" office:value-type="string" calcext:value-type="string">
            <text:p>THIEF</text:p>
          </table:table-cell>
          <table:table-cell table:style-name="row_5f_header" office:value-type="string" calcext:value-type="string">
            <text:p>BISHOP</text:p>
          </table:table-cell>
          <table:table-cell table:style-name="row_5f_header" office:value-type="string" calcext:value-type="string">
            <text:p>SAMURAI</text:p>
          </table:table-cell>
          <table:table-cell table:style-name="row_5f_header" office:value-type="string" calcext:value-type="string">
            <text:p>LORD</text:p>
          </table:table-cell>
          <table:table-cell table:style-name="row_5f_header" office:value-type="string" calcext:value-type="string">
            <text:p>NINJ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row_5f_header" office:value-type="string" calcext:value-type="string">
            <text:p>戦士</text:p>
          </table:table-cell>
          <table:table-cell table:style-name="row_5f_header" office:value-type="string" calcext:value-type="string">
            <text:p>魔術師</text:p>
          </table:table-cell>
          <table:table-cell table:style-name="row_5f_header" office:value-type="string" calcext:value-type="string">
            <text:p>僧侶</text:p>
          </table:table-cell>
          <table:table-cell table:style-name="row_5f_header" office:value-type="string" calcext:value-type="string">
            <text:p>盗賊</text:p>
          </table:table-cell>
          <table:table-cell table:style-name="row_5f_header" office:value-type="string" calcext:value-type="string">
            <text:p>司教</text:p>
          </table:table-cell>
          <table:table-cell table:style-name="row_5f_header" office:value-type="string" calcext:value-type="string">
            <text:p>侍</text:p>
          </table:table-cell>
          <table:table-cell table:style-name="row_5f_header" office:value-type="string" calcext:value-type="string">
            <text:p>君主</text:p>
          </table:table-cell>
          <table:table-cell table:style-name="row_5f_header" office:value-type="string" calcext:value-type="string">
            <text:p>忍者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TRENGTH</text:p>
          </table:table-cell>
          <table:table-cell table:style-name="ce4" office:value-type="string" calcext:value-type="string">
            <text:p>力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4" table:style-name="ce7" office:value-type="string" calcext:value-type="string">
            <text:p>-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I.Q</text:p>
          </table:table-cell>
          <table:table-cell table:style-name="ce4" office:value-type="string" calcext:value-type="string">
            <text:p>知恵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IETY</text:p>
          </table:table-cell>
          <table:table-cell table:style-name="ce4" office:value-type="string" calcext:value-type="string">
            <text:p>信仰心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ITALITY</text:p>
          </table:table-cell>
          <table:table-cell table:style-name="ce4" office:value-type="string" calcext:value-type="string">
            <text:p>生命力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GILITY</text:p>
          </table:table-cell>
          <table:table-cell table:style-name="ce4" office:value-type="string" calcext:value-type="string">
            <text:p>素早さ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UCK</text:p>
          </table:table-cell>
          <table:table-cell table:style-name="ce4" office:value-type="string" calcext:value-type="string">
            <text:p>運の強さ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4" office:value-type="string" calcext:value-type="string">
            <text:p>善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9" office:value-type="string" calcext:value-type="string">
            <text:p>-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9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EUTRAL</text:p>
          </table:table-cell>
          <table:table-cell table:style-name="ce4" office:value-type="string" calcext:value-type="string">
            <text:p>中立</text:p>
          </table:table-cell>
          <table:table-cell table:number-columns-repeated="2" table:style-name="ce7" office:value-type="string" calcext:value-type="string">
            <text:p>○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○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VIL</text:p>
          </table:table-cell>
          <table:table-cell table:style-name="ce4" office:value-type="string" calcext:value-type="string">
            <text:p>悪</text:p>
          </table:table-cell>
          <table:table-cell table:number-columns-repeated="5" table:style-name="ce7" office:value-type="string" calcext:value-type="string">
            <text:p>○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○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魔法一覧" table:style-name="ta1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7" table:default-cell-style-name="Default"/>
        <table:table-row table:style-name="ro2">
          <table:table-cell table:style-name="ce36" office:value-type="string" calcext:value-type="string">
            <text:p>mage spells</text:p>
          </table:table-cell>
          <table:table-cell table:style-name="ce46" table:number-columns-repeated="2"/>
          <table:table-cell table:style-name="ce24"/>
          <table:table-cell table:style-name="ce36" office:value-type="string" calcext:value-type="string">
            <text:p>priest spells</text:p>
          </table:table-cell>
          <table:table-cell table:style-name="ce46" table:number-columns-repeated="2"/>
          <table:table-cell table:style-name="ce24" table:number-columns-repeated="1017"/>
        </table:table-row>
        <table:table-row table:style-name="ro3">
          <table:table-cell table:style-name="ce11" office:value-type="string" calcext:value-type="string">
            <text:p>lvl</text:p>
          </table:table-cell>
          <table:table-cell table:style-name="ce11" office:value-type="string" calcext:value-type="string">
            <text:p>name</text:p>
          </table:table-cell>
          <table:table-cell table:style-name="ce23" office:value-type="string" calcext:value-type="string">
            <text:p>内容</text:p>
          </table:table-cell>
          <table:table-cell/>
          <table:table-cell table:style-name="ce11" office:value-type="string" calcext:value-type="string">
            <text:p>lvl</text:p>
          </table:table-cell>
          <table:table-cell table:style-name="ce25" office:value-type="string" calcext:value-type="string">
            <text:p>name</text:p>
          </table:table-cell>
          <table:table-cell table:style-name="ce26" office:value-type="string" calcext:value-type="string">
            <text:p>内容</text:p>
          </table:table-cell>
          <table:table-cell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sleep</text:p>
          </table:table-cell>
          <table:table-cell table:style-name="ce21" office:value-type="string" calcext:value-type="string">
            <text:p>敵を1グループ眠らせる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heal</text:p>
          </table:table-cell>
          <table:table-cell table:style-name="ce21" office:value-type="string" calcext:value-type="string">
            <text:p>回復魔法(激弱)</text:p>
          </table:table-cell>
          <table:table-cell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fire</text:p>
          </table:table-cell>
          <table:table-cell table:style-name="ce21" office:value-type="string" calcext:value-type="string">
            <text:p>敵一体に小火炎のダメージ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shild</text:p>
          </table:table-cell>
          <table:table-cell table:style-name="ce21" office:value-type="string" calcext:value-type="string">
            <text:p>パーティーAC-1</text:p>
          </table:table-cell>
          <table:table-cell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mapper</text:p>
          </table:table-cell>
          <table:table-cell table:style-name="ce21" office:value-type="string" calcext:value-type="string">
            <text:p>座標表示(永続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curse</text:p>
          </table:table-cell>
          <table:table-cell table:style-name="ce21" office:value-type="string" calcext:value-type="string">
            <text:p>敵単体を呪いの言葉で攻撃(激弱)</text:p>
          </table:table-cell>
          <table:table-cell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harden</text:p>
          </table:table-cell>
          <table:table-cell table:style-name="ce21" office:value-type="string" calcext:value-type="string">
            <text:p>自分のAC-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flash</text:p>
          </table:table-cell>
          <table:table-cell table:style-name="ce21" office:value-type="string" calcext:value-type="string">
            <text:p>30歩の間darkzoneで周囲が見える</text:p>
          </table:table-cell>
          <table:table-cell table:number-columns-repeated="101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flames</text:p>
          </table:table-cell>
          <table:table-cell table:style-name="ce21" office:value-type="string" calcext:value-type="string">
            <text:p>敵1グループに小火炎ダメージ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<text:s/>protct</text:p>
          </table:table-cell>
          <table:table-cell table:style-name="ce21" office:value-type="string" calcext:value-type="string">
            <text:p>自分のAC-4</text:p>
          </table:table-cell>
          <table:table-cell table:number-columns-repeated="101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soften</text:p>
          </table:table-cell>
          <table:table-cell table:style-name="ce21" office:value-type="string" calcext:value-type="string">
            <text:p>敵1グループのAC+2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mshild</text:p>
          </table:table-cell>
          <table:table-cell table:style-name="ce21" office:value-type="string" calcext:value-type="string">
            <text:p>パーティーのAC-2</text:p>
          </table:table-cell>
          <table:table-cell table:number-columns-repeated="1017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transp</text:p>
          </table:table-cell>
          <table:table-cell table:style-name="ce21" office:value-type="string" calcext:value-type="string">
            <text:p>自分のAC-4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inspct</text:p>
          </table:table-cell>
          <table:table-cell table:style-name="ce21" office:value-type="string" calcext:value-type="string">
            <text:p>宝箱の罠を95%の確率で判別。最高レベルの盗賊に匹敵。</text:p>
          </table:table-cell>
          <table:table-cell table:number-columns-repeated="101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xflames</text:p>
          </table:table-cell>
          <table:table-cell table:style-name="ce21" office:value-type="string" calcext:value-type="string">
            <text:p>敵1グループに火炎ダメージ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bind</text:p>
          </table:table-cell>
          <table:table-cell table:style-name="ce21" office:value-type="string" calcext:value-type="string">
            <text:p>敵1グループを金縛りにする</text:p>
          </table:table-cell>
          <table:table-cell table:number-columns-repeated="101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spark</text:p>
          </table:table-cell>
          <table:table-cell table:style-name="ce21" office:value-type="string" calcext:value-type="string">
            <text:p>敵1グループに火花の雨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<text:s/>silenc</text:p>
          </table:table-cell>
          <table:table-cell table:style-name="ce21" office:value-type="string" calcext:value-type="string">
            <text:p>敵1グループを沈黙させる</text:p>
          </table:table-cell>
          <table:table-cell table:number-columns-repeated="1017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fear</text:p>
          </table:table-cell>
          <table:table-cell table:style-name="ce21" office:value-type="string" calcext:value-type="string">
            <text:p>敵1グループのAC+4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cure</text:p>
          </table:table-cell>
          <table:table-cell table:style-name="ce21" office:value-type="string" calcext:value-type="string">
            <text:p>paralized, sleep, afraid回復</text:p>
          </table:table-cell>
          <table:table-cell table:number-columns-repeated="1017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floatn</text:p>
          </table:table-cell>
          <table:table-cell table:style-name="ce21" office:value-type="string" calcext:value-type="string">
            <text:p>パーティーを浮遊させる(永続)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rcgnize</text:p>
          </table:table-cell>
          <table:table-cell table:style-name="ce21" office:value-type="string" calcext:value-type="string">
            <text:p>敵の正体を識別する(永続)</text:p>
          </table:table-cell>
          <table:table-cell table:number-columns-repeated="1017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icestm</text:p>
          </table:table-cell>
          <table:table-cell table:style-name="ce21" office:value-type="string" calcext:value-type="string">
            <text:p>敵1グループに冷気ダメージ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shine</text:p>
          </table:table-cell>
          <table:table-cell table:style-name="ce21" office:value-type="string" calcext:value-type="string">
            <text:p>darkzoneで周囲が見える(999歩)</text:p>
          </table:table-cell>
          <table:table-cell table:number-columns-repeated="1017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firstm</text:p>
          </table:table-cell>
          <table:table-cell table:style-name="ce21" office:value-type="string" calcext:value-type="string">
            <text:p>敵1グループに強火炎ダメージ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<text:s/>exshild</text:p>
          </table:table-cell>
          <table:table-cell table:style-name="ce21" office:value-type="string" calcext:value-type="string">
            <text:p>パーティーのAC-4</text:p>
          </table:table-cell>
          <table:table-cell table:number-columns-repeated="1017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panic</text:p>
          </table:table-cell>
          <table:table-cell table:style-name="ce21" office:value-type="string" calcext:value-type="string">
            <text:p>全敵のAC+4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mheal</text:p>
          </table:table-cell>
          <table:table-cell table:style-name="ce21" office:value-type="string" calcext:value-type="string">
            <text:p>回復魔法(弱)</text:p>
          </table:table-cell>
          <table:table-cell table:number-columns-repeated="1017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sufcatn</text:p>
          </table:table-cell>
          <table:table-cell table:style-name="ce21" office:value-type="string" calcext:value-type="string">
            <text:p>敵1グループレベル8未満全滅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mcurse</text:p>
          </table:table-cell>
          <table:table-cell table:style-name="ce21" office:value-type="string" calcext:value-type="string">
            <text:p>敵単体を呪いの言葉で攻撃(弱)</text:p>
          </table:table-cell>
          <table:table-cell table:number-columns-repeated="1017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blizard</text:p>
          </table:table-cell>
          <table:table-cell table:style-name="ce21" office:value-type="string" calcext:value-type="string">
            <text:p>敵1グループに強冷気ダメージ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detxify</text:p>
          </table:table-cell>
          <table:table-cell table:style-name="ce21" office:value-type="string" calcext:value-type="string">
            <text:p>解毒</text:p>
          </table:table-cell>
          <table:table-cell table:number-columns-repeated="1017"/>
        </table:table-row>
        <table:table-row table:style-name="ro3"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mirage</text:p>
          </table:table-cell>
          <table:table-cell table:style-name="ce21" office:value-type="string" calcext:value-type="string">
            <text:p>パーティーAC-4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<text:s/>guard</text:p>
          </table:table-cell>
          <table:table-cell table:style-name="ce21" office:value-type="string" calcext:value-type="string">
            <text:p>パーティーのAC-2(永続)</text:p>
          </table:table-cell>
          <table:table-cell table:number-columns-repeated="1017"/>
        </table:table-row>
        <table:table-row table:style-name="ro3"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burial</text:p>
          </table:table-cell>
          <table:table-cell table:style-name="ce21" office:value-type="string" calcext:value-type="string">
            <text:p>undead1体に強烈ダメージ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exheal</text:p>
          </table:table-cell>
          <table:table-cell table:style-name="ce21" office:value-type="string" calcext:value-type="string">
            <text:p>回復魔法(中)</text:p>
          </table:table-cell>
          <table:table-cell table:number-columns-repeated="1017"/>
        </table:table-row>
        <table:table-row table:style-name="ro3"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vacuity</text:p>
          </table:table-cell>
          <table:table-cell table:style-name="ce21" office:value-type="string" calcext:value-type="string">
            <text:p>全敵レベル8未満全滅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xcurse</text:p>
          </table:table-cell>
          <table:table-cell table:style-name="ce21" office:value-type="string" calcext:value-type="string">
            <text:p>敵単体を呪いの言葉で攻撃(中)</text:p>
          </table:table-cell>
          <table:table-cell table:number-columns-repeated="1017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rinkai</text:p>
          </table:table-cell>
          <table:table-cell table:style-name="ce21" office:value-type="string" calcext:value-type="string">
            <text:p>最強の単体攻撃魔法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holyfla</text:p>
          </table:table-cell>
          <table:table-cell table:style-name="ce21" office:value-type="string" calcext:value-type="string">
            <text:p>敵1グループを炎の塔で攻撃</text:p>
          </table:table-cell>
          <table:table-cell table:number-columns-repeated="1017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telept</text:p>
          </table:table-cell>
          <table:table-cell table:style-name="ce21" office:value-type="string" calcext:value-type="string">
            <text:p>座標指定のテレポート。戦闘中に使うとランダムにジャンプする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breathe</text:p>
          </table:table-cell>
          <table:table-cell table:style-name="ce21" office:value-type="string" calcext:value-type="string">
            <text:p>HP=1で蘇生(確率低)</text:p>
          </table:table-cell>
          <table:table-cell table:number-columns-repeated="1017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ncfusyn</text:p>
          </table:table-cell>
          <table:table-cell table:style-name="ce21" office:value-type="string" calcext:value-type="string">
            <text:p>全敵に核融合ダメージ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<text:s/>nokessn</text:p>
          </table:table-cell>
          <table:table-cell table:style-name="ce21" office:value-type="string" calcext:value-type="string">
            <text:p>敵単体を脳血栓で死に至らしめる</text:p>
          </table:table-cell>
          <table:table-cell table:number-columns-repeated="1017"/>
        </table:table-row>
        <table:table-row table:style-name="ro3">
          <table:table-cell table:style-name="ce18"/>
          <table:table-cell table:style-name="ce22" table:number-columns-repeated="2"/>
          <table:table-cell/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bless</text:p>
          </table:table-cell>
          <table:table-cell table:style-name="ce21" office:value-type="string" calcext:value-type="string">
            <text:p>最高の回復魔法。dead,ashed,lost以外のステータスも回復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2"/>
          <table:table-cell table:style-name="ce24"/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dyng</text:p>
          </table:table-cell>
          <table:table-cell table:style-name="ce21" office:value-type="string" calcext:value-type="string">
            <text:p>敵単体を瀕死にさせる</text:p>
          </table:table-cell>
          <table:table-cell table:style-name="ce24"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ndlstm</text:p>
          </table:table-cell>
          <table:table-cell table:style-name="ce21" office:value-type="string" calcext:value-type="string">
            <text:p>敵1グループをかまいたちで攻撃</text:p>
          </table:table-cell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<text:s/>return</text:p>
          </table:table-cell>
          <table:table-cell table:style-name="ce21" office:value-type="string" calcext:value-type="string">
            <text:p>(なんと!)ペナルティー無しで城に戻る</text:p>
          </table:table-cell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scourge</text:p>
          </table:table-cell>
          <table:table-cell table:style-name="ce21" office:value-type="string" calcext:value-type="string">
            <text:p>僧侶版のxyamoet(tiltowait)</text:p>
          </table:table-cell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Bless</text:p>
          </table:table-cell>
          <table:table-cell table:style-name="ce21" office:value-type="string" calcext:value-type="string">
            <text:p>死や灰からも蘇生(HP全回復)</text:p>
          </table:table-cell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<text:s/>healall</text:p>
          </table:table-cell>
          <table:table-cell table:style-name="ce21" office:value-type="string" calcext:value-type="string">
            <text:p>グループ回復魔法(弱)</text:p>
          </table:table-cell>
          <table:table-cell table:number-columns-repeated="1017"/>
        </table:table-row>
        <table:table-row table:style-name="ro3" table:number-rows-repeated="25">
          <table:table-cell table:style-name="Default"/>
          <table:table-cell table:number-columns-repeated="1023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Bold" svg:font-family="Times-Bold" style:font-family-generic="roman"/>
    <style:font-face style:name="Times-Roman" svg:font-family="Times-Roman" style:font-family-generic="roman"/>
    <style:font-face style:name="Arial Black" svg:font-family="'Arial Black'" style:font-pitch="variable"/>
    <style:font-face style:name="YuMincho" svg:font-family="YuMincho" style:font-pitch="variable"/>
    <style:font-face style:name="Liberation Sans" svg:font-family="'Liberation Sans'" style:font-family-generic="swiss" style:font-pitch="variable"/>
    <style:font-face style:name="YuGothic" svg:font-family="YuGothic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ow_5f_header" style:display-name="row_header" style:family="table-cell" style:parent-style-name="Default">
      <style:table-cell-properties fo:background-color="#0084d1" style:text-align-source="fix" style:repeat-content="false" fo:border="0.74pt solid #000000" style:vertical-align="middle" loext:vertical-justify="auto"/>
      <style:paragraph-properties fo:text-align="center" css3t:text-justify="auto" fo:margin-left="0mm"/>
      <style:text-properties fo:color="#ffffff" style:font-name="YuGothic" fo:font-family="YuGothic" style:font-family-generic="swiss" style:font-pitch="variable" fo:font-size="12pt" fo:font-weight="normal" style:font-name-asian="YuGothic" style:font-family-asian="YuGothic" style:font-family-generic-asian="swiss" style:font-pitch-asian="variable" style:font-size-asian="12pt" style:font-weight-asian="normal" style:font-size-complex="12pt" style:font-weight-complex="normal"/>
    </style:style>
    <style:style style:name="colomn_5f_header" style:display-name="colomn_header" style:family="table-cell" style:parent-style-name="Default">
      <style:table-cell-properties fo:background-color="#4b1f6f" style:text-align-source="fix" style:repeat-content="false" fo:border="0.74pt solid #000000" style:vertical-align="middle"/>
      <style:paragraph-properties fo:text-align="start" fo:margin-left="0mm"/>
      <style:text-properties style:font-name="YuGothic" fo:font-family="YuGothic" style:font-family-generic="swiss" style:font-pitch="variable" fo:font-size="12pt" style:font-name-asian="YuGothic" style:font-family-asian="YuGothic" style:font-family-generic-asian="swiss" style:font-pitch-asian="variable" style:font-size-asian="12pt" style:font-size-complex="12pt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00/00/00</text:date>, <text:time style:data-style-name="N2" text:time-value="18:24:44.174655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7:41:49.618160441</meta:creation-date>
    <dc:date>2020-03-14T18:27:40.130112692</dc:date>
    <meta:editing-duration>PT13M38S</meta:editing-duration>
    <meta:editing-cycles>5</meta:editing-cycles>
    <meta:generator>LibreOffice/6.2.7.1$MacOSX_X86_64 LibreOffice_project/23edc44b61b830b7d749943e020e96f5a7df63bf</meta:generator>
    <meta:document-statistic meta:table-count="2" meta:cell-count="320" meta:object-count="0"/>
  </office:meta>
</office:document-meta>
</file>